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83cm"/>
    </style:style>
    <style:style style:name="co3" style:family="table-column">
      <style:table-column-properties fo:break-before="auto" style:column-width="3.639cm"/>
    </style:style>
    <style:style style:name="co4" style:family="table-column">
      <style:table-column-properties fo:break-before="auto" style:column-width="2.358cm"/>
    </style:style>
    <style:style style:name="co5" style:family="table-column">
      <style:table-column-properties fo:break-before="auto" style:column-width="9.239cm"/>
    </style:style>
    <style:style style:name="co6" style:family="table-column">
      <style:table-column-properties fo:break-before="auto" style:column-width="11.349cm"/>
    </style:style>
    <style:style style:name="co7" style:family="table-column">
      <style:table-column-properties fo:break-before="auto" style:column-width="9.601cm"/>
    </style:style>
    <style:style style:name="co8" style:family="table-column">
      <style:table-column-properties fo:break-before="auto" style:column-width="3.246cm"/>
    </style:style>
    <style:style style:name="co9" style:family="table-column">
      <style:table-column-properties fo:break-before="auto" style:column-width="15.817cm"/>
    </style:style>
    <style:style style:name="co10" style:family="table-column">
      <style:table-column-properties fo:break-before="auto" style:column-width="8.3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808080" fo:border="none"/>
    </style:style>
    <style:style style:name="ce5" style:family="table-cell" style:parent-style-name="Default">
      <style:table-cell-properties fo:background-color="#808080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ff00ff"/>
    </style:style>
    <style:style style:name="ce8" style:family="table-cell" style:parent-style-name="Default">
      <style:table-cell-properties fo:background-color="#ffff00" fo:border="none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0000ff" fo:border="none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008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2">
          <table:table-cell office:value-type="string">
            <text:p>Autopilot hints</text:p>
          </table:table-cell>
          <table:table-cell office:value-type="string">
            <text:p>done (mission 1 &amp; 2)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>
            <text:p>Glide hints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Armor table + piercing effect</text:p>
          </table:table-cell>
          <table:table-cell office:value-type="string">
            <text:p>Done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>
            <text:p>Script that toggles sync fire?</text:p>
          </table:table-cell>
          <table:table-cell/>
          <table:table-cell table:style-name="ce6" office:value-type="string">
            <text:p>Sabre</text:p>
          </table:table-cell>
          <table:table-cell table:number-columns-repeated="7"/>
        </table:table-row>
        <table:table-row table:style-name="ro2">
          <table:table-cell office:value-type="string">
            <text:p>Recharge shields &amp; guns between nav points</text:p>
          </table:table-cell>
          <table:table-cell/>
          <table:table-cell table:style-name="ce7" office:value-type="string">
            <text:p>Excalibur</text:p>
          </table:table-cell>
          <table:table-cell table:number-columns-repeated="7"/>
        </table:table-row>
        <table:table-row table:style-name="ro2">
          <table:table-cell office:value-type="string">
            <text:p>Count the times where the player lands at high speed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style-name="ce1" office:value-type="string">
            <text:p>Missions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System</text:p>
          </table:table-cell>
          <table:table-cell table:style-name="ce2" office:value-type="string">
            <text:p>Fighter</text:p>
          </table:table-cell>
          <table:table-cell table:style-name="ce2" office:value-type="string">
            <text:p>Hints</text:p>
          </table:table-cell>
          <table:table-cell table:style-name="ce2" office:value-type="string">
            <text:p>Dialogue skips</text:p>
          </table:table-cell>
          <table:table-cell table:style-name="ce2" office:value-type="string">
            <text:p>Checkpoint</text:p>
          </table:table-cell>
          <table:table-cell table:style-name="ce2" office:value-type="string">
            <text:p>Energy Recharge</text:p>
          </table:table-cell>
          <table:table-cell table:style-name="ce2" office:value-type="string">
            <text:p>Else</text:p>
          </table:table-cell>
          <table:table-cell table:style-name="ce2" office:value-type="string">
            <text:p>If WCS ever up to date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style-name="ce3" office:value-type="string">
            <text:p>M01-BG-Hermes.fs2</text:p>
          </table:table-cell>
          <table:table-cell table:style-name="ce3" office:value-type="string">
            <text:p>Brimstone 1</text:p>
          </table:table-cell>
          <table:table-cell table:style-name="ce8" office:value-type="string">
            <text:p>Hellcat</text:p>
          </table:table-cell>
          <table:table-cell table:style-name="ce3" office:value-type="string">
            <text:p>Autopilot</text:p>
          </table:table-cell>
          <table:table-cell table:style-name="ce3" office:value-type="string">
            <text:p>None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02-BG-Hermes.fs2</text:p>
          </table:table-cell>
          <table:table-cell office:value-type="string">
            <text:p>Brimstone 2</text:p>
          </table:table-cell>
          <table:table-cell table:style-name="ce9" office:value-type="string">
            <text:p>Hellcat</text:p>
          </table:table-cell>
          <table:table-cell office:value-type="string">
            <text:p>Autopilot</text:p>
          </table:table-cell>
          <table:table-cell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3" table:number-columns-repeated="3"/>
          <table:table-cell table:style-name="ce3" office:value-type="string">
            <text:p>+ Comm menu</text:p>
          </table:table-cell>
          <table:table-cell table:style-name="ce3" table:number-columns-repeated="2"/>
          <table:table-cell table:number-columns-repeated="4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table:style-name="ce3" office:value-type="string">
            <text:p>M03-BG-Hermes.fs2</text:p>
          </table:table-cell>
          <table:table-cell table:style-name="ce3" office:value-type="string">
            <text:p>Brimstone 3</text:p>
          </table:table-cell>
          <table:table-cell table:style-name="ce8" office:value-type="string">
            <text:p>Hellcat</text:p>
          </table:table-cell>
          <table:table-cell table:style-name="ce3" office:value-type="string">
            <text:p>Bombs &amp; bomber targeting</text:p>
          </table:table-cell>
          <table:table-cell table:style-name="ce3" office:value-type="string">
            <text:p>Done – mission start dialogue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table:style-name="ce3" office:value-type="string">
            <text:p>M04-BG-Hermes.fs2</text:p>
          </table:table-cell>
          <table:table-cell table:style-name="ce3" office:value-type="string">
            <text:p>Brimstone 4 -&gt;Vega</text:p>
          </table:table-cell>
          <table:table-cell table:style-name="ce10" office:value-type="string">
            <text:p>Longbow</text:p>
          </table:table-cell>
          <table:table-cell table:number-columns-repeated="2" table:style-name="ce3" office:value-type="string">
            <text:p>None</text:p>
          </table:table-cell>
          <table:table-cell table:style-name="ce3"/>
          <table:table-cell office:value-type="string">
            <text:p>None</text:p>
          </table:table-cell>
          <table:table-cell table:number-columns-repeated="3"/>
        </table:table-row>
        <table:table-row table:style-name="ro2">
          <table:table-cell table:style-name="ce5" table:number-columns-repeated="10"/>
        </table:table-row>
        <table:table-row table:style-name="ro2">
          <table:table-cell office:value-type="string">
            <text:p>M05-BG-Hermes.fs2</text:p>
          </table:table-cell>
          <table:table-cell office:value-type="string">
            <text:p>Vega 1</text:p>
          </table:table-cell>
          <table:table-cell table:style-name="ce9" office:value-type="string">
            <text:p>Hellcat</text:p>
          </table:table-cell>
          <table:table-cell office:value-type="string">
            <text:p>F12 to target incoming fighters @ corvette nav</text:p>
          </table:table-cell>
          <table:table-cell office:value-type="string">
            <text:p>Done – Fort Crockett dialogue skippable</text:p>
          </table:table-cell>
          <table:table-cell/>
          <table:table-cell office:value-type="string">
            <text:p>Done</text:p>
          </table:table-cell>
          <table:table-cell office:value-type="string">
            <text:p>Charlie engages fighters if they get too close @ corvette nav</text:p>
          </table:table-cell>
          <table:table-cell office:value-type="string">
            <text:p>Afterburn to corvettes?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office:value-type="string">
            <text:p>Added Fireclaw to escort list</text:p>
          </table:table-cell>
          <table:table-cell table:number-columns-repeated="4"/>
          <table:table-cell office:value-type="string">
            <text:p>Scripted bombing run?</text:p>
          </table:table-cell>
          <table:table-cell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06-BG-Hermes.fs2</text:p>
          </table:table-cell>
          <table:table-cell office:value-type="string">
            <text:p>Vega 2</text:p>
          </table:table-cell>
          <table:table-cell table:style-name="ce9" office:value-type="string">
            <text:p>Hellcat</text:p>
          </table:table-cell>
          <table:table-cell table:number-columns-repeated="2" office:value-type="string">
            <text:p>None</text:p>
          </table:table-cell>
          <table:table-cell/>
          <table:table-cell office:value-type="string">
            <text:p>None</text:p>
          </table:table-cell>
          <table:table-cell table:number-columns-repeated="3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07-BG-Hermes.fs2</text:p>
          </table:table-cell>
          <table:table-cell office:value-type="string">
            <text:p>Vega 3</text:p>
          </table:table-cell>
          <table:table-cell table:style-name="ce9" office:value-type="string">
            <text:p>Hellcat</text:p>
          </table:table-cell>
          <table:table-cell table:number-columns-repeated="2"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08-BG-Hermes.fs2</text:p>
          </table:table-cell>
          <table:table-cell office:value-type="string">
            <text:p>Vega 4</text:p>
          </table:table-cell>
          <table:table-cell table:style-name="ce9" office:value-type="string">
            <text:p>Hellcat</text:p>
          </table:table-cell>
          <table:table-cell office:value-type="string">
            <text:p>None</text:p>
          </table:table-cell>
          <table:table-cell office:value-type="string">
            <text:p>When meeting the valks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/>
          <table:table-cell office:value-type="string">
            <text:p>After blasting the missiles</text:p>
          </table:table-cell>
          <table:table-cell table:number-columns-repeated="5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09-BG-Hermes.fs2</text:p>
          </table:table-cell>
          <table:table-cell office:value-type="string">
            <text:p>Vega 5</text:p>
          </table:table-cell>
          <table:table-cell table:style-name="ce9" office:value-type="string">
            <text:p>Hellcat</text:p>
          </table:table-cell>
          <table:table-cell office:value-type="string">
            <text:p>Autopilot</text:p>
          </table:table-cell>
          <table:table-cell office:value-type="string">
            <text:p>Before autopilot link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/>
          <table:table-cell office:value-type="string">
            <text:p>After missile strike</text:p>
          </table:table-cell>
          <table:table-cell table:number-columns-repeated="5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10-BG-Hermes.fs2</text:p>
          </table:table-cell>
          <table:table-cell office:value-type="string">
            <text:p>Proxima 1</text:p>
          </table:table-cell>
          <table:table-cell table:style-name="ce11" office:value-type="string">
            <text:p>Arrow</text:p>
          </table:table-cell>
          <table:table-cell office:value-type="string">
            <text:p>Glide toggle</text:p>
          </table:table-cell>
          <table:table-cell office:value-type="string">
            <text:p>None</text:p>
          </table:table-cell>
          <table:table-cell/>
          <table:table-cell office:value-type="string">
            <text:p>Done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office:value-type="string">
            <text:p>Afterburn before gliding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Default"/>
          <table:table-cell office:value-type="string">
            <text:p>Glide to save fuel</text:p>
          </table:table-cell>
          <table:table-cell table:number-columns-repeated="6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11-BG-Hermes.fs2</text:p>
          </table:table-cell>
          <table:table-cell office:value-type="string">
            <text:p>Proxima 2</text:p>
          </table:table-cell>
          <table:table-cell table:style-name="ce11" office:value-type="string">
            <text:p>Arrow</text:p>
          </table:table-cell>
          <table:table-cell office:value-type="string">
            <text:p>None</text:p>
          </table:table-cell>
          <table:table-cell office:value-type="string">
            <text:p>At convoy jump point before and after arrival</text:p>
          </table:table-cell>
          <table:table-cell/>
          <table:table-cell office:value-type="string">
            <text:p>Done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/>
          <table:table-cell office:value-type="string">
            <text:p>After the ghost kitties disappear</text:p>
          </table:table-cell>
          <table:table-cell table:number-columns-repeated="5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12-BG-Hermes.fs2</text:p>
          </table:table-cell>
          <table:table-cell office:value-type="string">
            <text:p>Proxima 3</text:p>
          </table:table-cell>
          <table:table-cell table:style-name="ce11" office:value-type="string">
            <text:p>Arrow</text:p>
          </table:table-cell>
          <table:table-cell office:value-type="string">
            <text:p>None</text:p>
          </table:table-cell>
          <table:table-cell office:value-type="string">
            <text:p>Before nav 4</text:p>
          </table:table-cell>
          <table:table-cell table:number-columns-repeated="5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13-BG-Hermes.fs2</text:p>
          </table:table-cell>
          <table:table-cell office:value-type="string">
            <text:p>Proxima 4</text:p>
          </table:table-cell>
          <table:table-cell table:style-name="ce11" office:value-type="string">
            <text:p>Arrow</text:p>
          </table:table-cell>
          <table:table-cell office:value-type="string">
            <text:p>Display/hide transfer status</text:p>
          </table:table-cell>
          <table:table-cell office:value-type="string">
            <text:p>When meeting the Langley</text:p>
          </table:table-cell>
          <table:table-cell table:number-columns-repeated="2"/>
          <table:table-cell office:value-type="string">
            <text:p>TODO: make Alpha engages incoming fighters sooner during transfer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/>
          <table:table-cell office:value-type="string">
            <text:p>Before transfer</text:p>
          </table:table-cell>
          <table:table-cell table:number-columns-repeated="5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14-BG-Hermes.fs2</text:p>
          </table:table-cell>
          <table:table-cell office:value-type="string">
            <text:p>Loki 1</text:p>
          </table:table-cell>
          <table:table-cell table:style-name="ce11" office:value-type="string">
            <text:p>Arrow</text:p>
          </table:table-cell>
          <table:table-cell office:value-type="string">
            <text:p>None</text:p>
          </table:table-cell>
          <table:table-cell office:value-type="string">
            <text:p>Before entering the asteroid field</text:p>
          </table:table-cell>
          <table:table-cell table:number-columns-repeated="5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15-BG-Hermes.fs2</text:p>
          </table:table-cell>
          <table:table-cell office:value-type="string">
            <text:p>Loki 2</text:p>
          </table:table-cell>
          <table:table-cell table:style-name="ce11" office:value-type="string">
            <text:p>Arrow</text:p>
          </table:table-cell>
          <table:table-cell table:number-columns-repeated="2"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16-BG-Hermes.fs2</text:p>
          </table:table-cell>
          <table:table-cell office:value-type="string">
            <text:p>Loki 3</text:p>
          </table:table-cell>
          <table:table-cell table:style-name="ce11" office:value-type="string">
            <text:p>Arrow</text:p>
          </table:table-cell>
          <table:table-cell table:number-columns-repeated="2"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17-BG-Hermes.fs2</text:p>
          </table:table-cell>
          <table:table-cell office:value-type="string">
            <text:p>Nifelheim 1</text:p>
          </table:table-cell>
          <table:table-cell table:style-name="ce11" office:value-type="string">
            <text:p>Arrow</text:p>
          </table:table-cell>
          <table:table-cell office:value-type="string">
            <text:p>Alt-X to display tips to destroy the carrier</text:p>
          </table:table-cell>
          <table:table-cell office:value-type="string">
            <text:p>No easy way, but before meeting the asteroid fighters would be good </text:p>
          </table:table-cell>
          <table:table-cell table:number-columns-repeated="2"/>
          <table:table-cell office:value-type="string">
            <text:p>Left in the possibility to go straight to the carrier and wreck havoc before Whiskey gets destroyed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office:value-type="string">
            <text:p><text:s/>(shoot weapons subsystem or turrets)</text:p>
          </table:table-cell>
          <table:table-cell table:number-columns-repeated="6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18-BG-Hermes.fs2</text:p>
          </table:table-cell>
          <table:table-cell office:value-type="string">
            <text:p>Nifelheim 2</text:p>
          </table:table-cell>
          <table:table-cell table:style-name="ce11" office:value-type="string">
            <text:p>Arrow</text:p>
          </table:table-cell>
          <table:table-cell office:value-type="string">
            <text:p>Glide to the Kinney (new directive: meet with Kinney BG)</text:p>
          </table:table-cell>
          <table:table-cell office:value-type="string">
            <text:p>Cutting straight to the action is going to prove tricky</text:p>
          </table:table-cell>
          <table:table-cell office:value-type="string">
            <text:p>Now THIS would be a good mission to have checkpoints in</text:p>
          </table:table-cell>
          <table:table-cell/>
          <table:table-cell office:value-type="string">
            <text:p>Comm blanket jamming messag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office:value-type="string">
            <text:p>Skipper decloaking notification + range to battleaxe</text:p>
          </table:table-cell>
          <table:table-cell office:value-type="string">
            <text:p>TODO:before each autopilot sequence</text:p>
          </table:table-cell>
          <table:table-cell office:value-type="string">
            <text:p>TODO:at first post kinney wave</text:p>
          </table:table-cell>
          <table:table-cell/>
          <table:table-cell office:value-type="string">
            <text:p>ETA to kinney</text:p>
          </table:table-cell>
          <table:table-cell office:value-type="string">
            <text:p>if speed = 0 then don't divide by 0 else display ETA</text:p>
          </table:table-cell>
          <table:table-cell/>
        </table:table-row>
        <table:table-row table:style-name="ro2">
          <table:table-cell table:number-columns-repeated="2"/>
          <table:table-cell table:style-name="ce12"/>
          <table:table-cell office:value-type="string">
            <text:p>Skipper count notification</text:p>
          </table:table-cell>
          <table:table-cell table:number-columns-repeated="3"/>
          <table:table-cell office:value-type="string">
            <text:p>Fighters engage skipper if it's close and uncloaked (once per skipper)</text:p>
          </table:table-cell>
          <table:table-cell office:value-type="string">
            <text:p>put skipper count in custom HUD gauge</text:p>
          </table:table-cell>
          <table:table-cell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19-BG-Hermes.fs2</text:p>
          </table:table-cell>
          <table:table-cell office:value-type="string">
            <text:p>Caliban 1</text:p>
          </table:table-cell>
          <table:table-cell table:style-name="ce13" office:value-type="string">
            <text:p>Thunderbolt</text:p>
          </table:table-cell>
          <table:table-cell/>
          <table:table-cell office:value-type="string">
            <text:p>TODO: at mission start</text:p>
          </table:table-cell>
          <table:table-cell table:number-columns-repeated="5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20-BG-Hermes.fs2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21-BG-Hermes.fs2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22-BG-Hermes.fs2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23-BG-Hermes.fs2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24-BG-Hermes.fs2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25-BG-Hermes.fs2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26-BG-Hermes.fs2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27-BG-Hermes.fs2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28-BG-Hermes.fs2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29-BG-Hermes.fs2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30-BG-Hermes.fs2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31-BG-Hermes.fs2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32-BG-Hermes.fs2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33-BG-Hermes.fs2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34-BG-Hermes.fs2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35-BG-Hermes.fs2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36-BG-Hermes.fs2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37-BG-Hermes.fs2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38-BG-Hermes.fs2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39-BG-Hermes.fs2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40-BG-Hermes.fs2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41-BG-Hermes.fs2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42-BG-Hermes.fs2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43-BG-Hermes.fs2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44-BG-Hermes.fs2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45-BG-Hermes.fs2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46-BG-Hermes.fs2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47-BG-Hermes.fs2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48-BG-Hermes.fs2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49-BG-Hermes.fs2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style-name="ce4" table:number-columns-repeated="2"/>
          <table:table-cell/>
          <table:table-cell table:style-name="ce4" table:number-columns-repeated="3"/>
          <table:table-cell table:style-name="ce5" table:number-columns-repeated="4"/>
        </table:table-row>
        <table:table-row table:style-name="ro2">
          <table:table-cell office:value-type="string">
            <text:p>M50-BG-Hermes.fs2</text:p>
          </table:table-cell>
          <table:table-cell/>
          <table:table-cell table:style-name="Default"/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3">13/03/2013</text:date>, <text:time>22:0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46M2S</meta:editing-duration>
    <meta:editing-cycles>75</meta:editing-cycles>
    <meta:generator>LibreOffice/3.4$Win32 LibreOffice_project/340m1$Build-302</meta:generator>
    <dc:date>2013-03-13T22:00:36.50</dc:date>
    <meta:document-statistic meta:table-count="3" meta:cell-count="174" meta:object-count="0"/>
    <meta:user-defined meta:name="Info 1"/>
    <meta:user-defined meta:name="Info 2"/>
    <meta:user-defined meta:name="Info 3"/>
    <meta:user-defined meta:name="Info 4"/>
  </office:meta>
</office:document-meta>
</file>